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bold" style:font-weight-asian="bold" style:font-weight-complex="bold"/>
    </style:style>
    <style:style style:name="P3" style:family="paragraph" style:parent-style-name="Standard">
      <style:paragraph-properties fo:margin-left="0in" fo:margin-right="0in" fo:text-indent="0in" style:auto-text-indent="false"/>
      <style:text-properties fo:font-size="12pt" style:font-size-asian="12pt" style:font-size-complex="12pt"/>
    </style:style>
    <style:style style:name="P4"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5" style:family="paragraph" style:parent-style-name="Standard">
      <style:paragraph-properties fo:margin-left="0in" fo:margin-right="0in" fo:text-indent="0in" style:auto-text-indent="false"/>
      <style:text-properties fo:font-weight="normal" style:font-weight-asian="normal" style:font-weight-complex="normal"/>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T1" style:family="text">
      <style:text-properties fo:font-weight="bold"/>
    </style:style>
    <style:style style:name="T2" style:family="text">
      <style:text-properties fo:font-size="14pt"/>
    </style:style>
    <style:style style:name="T3" style:family="text">
      <style:text-properties fo:font-weight="normal" style:font-weight-asian="normal" style:font-weight-complex="normal"/>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style:font-size-asian="14pt"/>
    </style:style>
    <style:style style:name="T7" style:family="text">
      <style:text-properties style:font-weight-asian="bold"/>
    </style:style>
    <style:style style:name="T8" style:family="text">
      <style:text-properties style:font-size-complex="14pt"/>
    </style:style>
    <style:style style:name="T9"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System Requirements</text:p>
      <text:p text:style-name="P9">Skullduggery Project</text:p>
      <text:p text:style-name="P9">Greg Baker </text:p>
      <text:p text:style-name="P9">Robert Koeninger</text:p>
      <text:p text:style-name="P9">Advised by Prof. Wilsey</text:p>
      <text:p text:style-name="P10">Scope</text:p>
      <text:p text:style-name="Standard">We will be implementing a TLS encryption system for a Google Android Phone.</text:p>
      <text:p text:style-name="Standard">Greg Baker, Robert Koeninger, Dr. Philip Wilsey</text:p>
      <text:p text:style-name="Standard">This project will allow for more secure phone conversations for the user of the encryption system. The goal is to design an encryption system that can be used without interfering with normal functions of a cellular phone.</text:p>
      <text:p text:style-name="Standard">This project will be implemented with a google android smart phone. It will not modify any data sent between the cellular provider and the cellular phone, and should not interfere with any conversations that a user has with the encryption system installs. It needs to be able to encrypt data fast enough to send it as it's being generated, and be light enough on processing power and memory to be used on a cellular phone.</text:p>
      <text:p text:style-name="Standard"/>
      <text:p text:style-name="P7">Project Perspective</text:p>
      <text:p text:style-name="Standard">There are currently two major third generation (3G) phone communication standards: GSM EDGE and CDMA2000. GSM EDGE has been “cracked”; it is possible to listen to cellular phone conversations in real time with a few hundred dollars in equipment, a desktop computer and free software. This is a problem because the GSM standard is used in 80% of the cellular communication market, with 3 billion users world-wide. CDMA2000 has much better security, but it uses insecure methods to generate the key used for encrypting data. A more secure encryption method will alleviate the problems in the underlying communication protocols and allow for much more secure phone conversations between enabled phones.</text:p>
      <text:p text:style-name="Standard"/>
      <text:p text:style-name="P7">Project Functions</text:p>
      <text:p text:style-name="Standard">The skullduggery project will implement a TLS encryption method over the GSM or CDMA communication otherwise used by the phone. A configuration application will be written that handles the settings. The project will perform a “handshake” that determines if the phone on the other end of a voice communication has the same encryption system installed. If so, the encryption system will encrypt the data sent to the other phone. If not, the previously defined communication system will take over and the user will be alerted.</text:p>
      <text:p text:style-name="Standard"/>
      <text:p text:style-name="P7">User Characteristics</text:p>
      <text:p text:style-name="Standard">The encryption system from the user's standpoint should be unobtrusive. It should automatically encrypt cellular communication. When it cannot, it should alert the user that the cellular communication does not have any additional security. Various configuration options will be available in an external application.</text:p>
      <text:p text:style-name="Standard"/>
      <text:p text:style-name="P7">Requirements</text:p>
      <text:p text:style-name="P6">Functional Requirements </text:p>
      <text:p text:style-name="P1">The system will encrypt voice packets using the TLS v1.2 specification. This standard provides secure encryption and validation methods so we will not need to create our own (probably insecure) method.</text:p>
      <text:p text:style-name="P1"/>
      <text:p text:style-name="P1">The system shall encrypt voice packets when able without intervention from the user. When able (when both ends of the call have the encryption system installed), the encryption system will encrypt voice packets automatically for a secure call.</text:p>
      <text:p text:style-name="P1"/>
      <text:p text:style-name="P1">The system shall not encrypt voice packets when the receiver cannot decrypt them. Since the deployment of this project is limited, calls should be completed when one end of the call does not have the skullduggery encryption system running.</text:p>
      <text:p text:style-name="P1"><text:soft-page-break/></text:p>
      <text:p text:style-name="P1">The user will be alerted when the conversation cannot be encrypted. The user should be made aware if the encryption system fails to establish a secure method of communication, when either the encryption method encounters an error or one user is unable to use the system.</text:p>
      <text:p text:style-name="P1"/>
      <text:p text:style-name="P1">The system shall not terminate the call when unable to encrypt the conversation. The system should fall back to the standard voice communication when it fails to establish a secure method of communication.</text:p>
      <text:p text:style-name="P1"/>
      <text:p text:style-name="P1">Modifications to data sent shall not interfere with unmodified phone communication. Phones modified should be able to communicate with unmodified phones. </text:p>
      <text:p text:style-name="P1"/>
      <text:p text:style-name="P1">The system shall include a configuration application which specifies various user-configuration options to use when making phone calls. A configuration application will be made with Java to let the user of the phone choose the alert method, whether to only accept secure phone calls, or other configuration options.</text:p>
      <text:p text:style-name="P3"/>
      <text:p text:style-name="P4">Performance Requirements</text:p>
      <text:p text:style-name="P1">Encryption using TLS shall be performed in less than 100ms. Any delay less than 1/10 of a second will probably interfere with communication <text:s/>between users of the phone. </text:p>
      <text:p text:style-name="P3"/>
      <text:p text:style-name="P4">Implementation Requirements</text:p>
      <text:p text:style-name="P1"><text:span text:style-name="T3">Encryption will be implemented using the TLS v. 1.2 specification . The TLS standard includes </text:span>methods for key generation, picking encryption systems and specifies methods for secure communication without compromising security.</text:p>
      <text:p text:style-name="P2"/>
      <text:p text:style-name="P1"><text:span text:style-name="T3">The encryption system will be written in C, using the 1999 ISO standard . This is dictated by the </text:span>language that the Android used for linux kernel modifications.</text:p>
      <text:p text:style-name="P1"/>
      <text:p text:style-name="P1">The configuration application will be written in Java v1.6.0 . This is the language used in Android applications.</text:p>
      <text:p text:style-name="P1"/>
      <text:p text:style-name="P1">The development platform for the phone will be Android v2.0 . Android v2.0 is the platform which runs on the phones that we can modify to complete this project.</text:p>
      <text:p text:style-name="P1"/>
      <text:p text:style-name="P1">The encryption system should be independent of communication system that the phone does. If the encryption system is independent of the communication system that the phone implements, then we can be sure that we do not interfere with the cell phone provider's systems and we can be more sure that we will not break normal cellular communication.</text:p>
      <text:p text:style-name="P1"/>
      <text:p text:style-name="P2">Definitions, Acronyms and Abbreviations</text:p>
      <text:p text:style-name="P5">CDMA – Code Division Multiple Access</text:p>
      <text:p text:style-name="P5">GSM – Global System for Mobile communications</text:p>
      <text:p text:style-name="P5">TLS – Transport layer security</text:p>
      <text:p text:style-name="P2"/>
      <text:p text:style-name="P2">References</text:p>
      <text:p text:style-name="P5">GSM on Wikipedia - <text:a xlink:type="simple" xlink:href="http://en.wikipedia.org/wiki/GSM">http://en.wikipedia.org/wiki/GSM</text:a></text:p>
      <text:p text:style-name="P5">TLS on Wikipedia - <text:a xlink:type="simple" xlink:href="http://en.wikipedia.org/wiki/Transport_Layer_Security">http://en.wikipedia.org/wiki/Transport_Layer_Security</text:a></text:p>
      <text:p text:style-name="P5">The CDMA standard - <text:a xlink:type="simple" xlink:href="http://en.wikipedia.org/wiki/CDMA2000">http://en.wikipedia.org/wiki/CDMA200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2T12:26:56</meta:creation-date>
    <dc:date>2009-12-02T15:51:47</dc:date>
    <meta:editing-duration>PT02H20M59S</meta:editing-duration>
    <meta:editing-cycles>7</meta:editing-cycles>
    <meta:generator>OpenOffice.org/3.1$Linux OpenOffice.org_project/310m19$Build-9420</meta:generator>
    <meta:document-statistic meta:table-count="0" meta:image-count="0" meta:object-count="0" meta:page-count="3" meta:paragraph-count="41" meta:word-count="884" meta:character-count="5679"/>
  </office:meta>
</office:document-meta>
</file>